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color="#3c3c3c" style:font-name="Monospace" fo:font-size="12pt" fo:background-color="#ffffff" loext:padding="0cm" loext:border="none"/>
    </style:style>
    <style:style style:name="P2" style:family="paragraph" style:parent-style-name="Text_20_body">
      <style:text-properties fo:color="#000000" style:font-name="Monospace" fo:font-size="12pt" fo:background-color="#ffffff" loext:padding="0cm" loext:border="none"/>
    </style:style>
    <style:style style:name="T1" style:family="text">
      <style:text-properties fo:color="#7f0055" fo:font-weight="bold"/>
    </style:style>
    <style:style style:name="T2" style:family="text">
      <style:text-properties fo:color="#000000"/>
    </style:style>
    <style:style style:name="T3" style:family="text">
      <style:text-properties fo:color="#000000" fo:background-color="#d4d4d4" loext:char-shading-value="0"/>
    </style:style>
    <style:style style:name="T4" style:family="text">
      <style:text-properties fo:color="#6a3e3e"/>
    </style:style>
    <style:style style:name="T5" style:family="text">
      <style:text-properties fo:color="#6a3e3e" style:text-underline-style="solid" style:text-underline-width="auto" style:text-underline-color="font-color"/>
    </style:style>
    <style:style style:name="T6" style:family="text">
      <style:text-properties fo:color="#0000c0" fo:font-style="italic" fo:font-weight="bold"/>
    </style:style>
    <style:style style:name="T7" style:family="text">
      <style:text-properties fo:color="#2a00ff"/>
    </style:style>
    <style:style style:name="T8" style:family="text">
      <style:text-properties fo:color="#0066cc" style:text-underline-style="solid" style:text-underline-width="auto" style:text-underline-color="font-color" fo:background-color="#d4d4d4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programs;</text:span></text:p>
      <text:p text:style-name="P1"><text:span text:style-name="T1">import</text:span><text:span text:style-name="T2"> java.util.*;</text:span></text:p>
      <text:p text:style-name="P1"><text:span text:style-name="T1">public</text:span><text:span text:style-name="T2"> </text:span><text:span text:style-name="T1">class</text:span><text:span text:style-name="T2"> pro1 {</text:span></text:p>
      <text:p text:style-name="P1"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</text:span></text:p>
      <text:p text:style-name="P1"><text:span text:style-name="T2">System.</text:span><text:span text:style-name="T6">out</text:span><text:span text:style-name="T2">.</text:span><text:span text:style-name="T3">println</text:span><text:span text:style-name="T2">(</text:span><text:span text:style-name="T7">"enter your choice 1-for term deposit and 2-for recurring deposit"</text:span><text:span text:style-name="T2">);</text:span></text:p>
      <text:p text:style-name="P1"><text:span text:style-name="T2">Scanner </text:span><text:span text:style-name="T5">sc</text:span><text:span text:style-name="T2">=</text:span><text:span text:style-name="T1">new</text:span><text:span text:style-name="T2"> Scanner(System.</text:span><text:span text:style-name="T6">in</text:span><text:span text:style-name="T2">);</text:span></text:p>
      <text:p text:style-name="P1"><text:span text:style-name="T1">int</text:span><text:span text:style-name="T2"> </text:span><text:span text:style-name="T4">amt</text:span><text:span text:style-name="T2">,</text:span><text:span text:style-name="T4">p</text:span><text:span text:style-name="T2">,</text:span><text:span text:style-name="T4">r</text:span><text:span text:style-name="T2">,</text:span><text:span text:style-name="T4">t</text:span><text:span text:style-name="T2">,</text:span><text:span text:style-name="T4">n</text:span><text:span text:style-name="T2">;</text:span></text:p>
      <text:p text:style-name="P1"><text:span text:style-name="T1">int</text:span><text:span text:style-name="T2"> </text:span><text:span text:style-name="T4">ch</text:span><text:span text:style-name="T2">=</text:span><text:span text:style-name="T4">sc</text:span><text:span text:style-name="T2">.nextInt();</text:span></text:p>
      <text:p text:style-name="P1"><text:span text:style-name="T1">switch</text:span><text:span text:style-name="T2">(</text:span><text:span text:style-name="T4">ch</text:span><text:span text:style-name="T2">)</text:span></text:p>
      <text:p text:style-name="P2">{</text:p>
      <text:p text:style-name="P1"><text:span text:style-name="T1">case</text:span><text:span text:style-name="T2"> 1:</text:span></text:p>
      <text:p text:style-name="P1"><text:span text:style-name="T2">System.</text:span><text:span text:style-name="T6">out</text:span><text:span text:style-name="T2">.</text:span><text:span text:style-name="T3">println</text:span><text:span text:style-name="T2">(</text:span><text:span text:style-name="T7">"enter the principle,rate,time in years"</text:span><text:span text:style-name="T2">);</text:span></text:p>
      <text:p text:style-name="P1"><text:span text:style-name="T4">p</text:span><text:span text:style-name="T2">=</text:span><text:span text:style-name="T4">sc</text:span><text:span text:style-name="T2">.nextInt();</text:span></text:p>
      <text:p text:style-name="P1"><text:span text:style-name="T4">r</text:span><text:span text:style-name="T2">=</text:span><text:span text:style-name="T4">sc</text:span><text:span text:style-name="T2">.nextInt();</text:span></text:p>
      <text:p text:style-name="P1"><text:span text:style-name="T4">t</text:span><text:span text:style-name="T2">=</text:span><text:span text:style-name="T4">sc</text:span><text:span text:style-name="T2">.nextInt();</text:span></text:p>
      <text:p text:style-name="P1"><text:span text:style-name="T4">amt</text:span><text:span text:style-name="T2">=(</text:span><text:span text:style-name="T4">p</text:span><text:span text:style-name="T2">*</text:span><text:span text:style-name="T4">r</text:span><text:span text:style-name="T2">*</text:span><text:span text:style-name="T4">t</text:span><text:span text:style-name="T2">)/100;</text:span></text:p>
      <text:p text:style-name="P1"><text:span text:style-name="T2">System.</text:span><text:span text:style-name="T6">out</text:span><text:span text:style-name="T2">.</text:span><text:span text:style-name="T8">println</text:span><text:span text:style-name="T2">(</text:span><text:span text:style-name="T7">"Maturiy amt is:"</text:span><text:span text:style-name="T2">+</text:span><text:span text:style-name="T4">amt</text:span><text:span text:style-name="T2">);</text:span></text:p>
      <text:p text:style-name="P1"><text:span text:style-name="T1">break</text:span><text:span text:style-name="T2">;</text:span></text:p>
      <text:p text:style-name="P1"><text:span text:style-name="T1">case</text:span><text:span text:style-name="T2"> 2:</text:span></text:p>
      <text:p text:style-name="P1"><text:span text:style-name="T2">System.</text:span><text:span text:style-name="T6">out</text:span><text:span text:style-name="T2">.</text:span><text:span text:style-name="T3">println</text:span><text:span text:style-name="T2">(</text:span><text:span text:style-name="T7">"enter the monthly installment,rate,time in months"</text:span><text:span text:style-name="T2">);</text:span></text:p>
      <text:p text:style-name="P1"><text:span text:style-name="T4">p</text:span><text:span text:style-name="T2">=</text:span><text:span text:style-name="T4">sc</text:span><text:span text:style-name="T2">.nextInt();</text:span></text:p>
      <text:p text:style-name="P1"><text:span text:style-name="T4">r</text:span><text:span text:style-name="T2">=</text:span><text:span text:style-name="T4">sc</text:span><text:span text:style-name="T2">.nextInt();</text:span></text:p>
      <text:p text:style-name="P1"><text:span text:style-name="T4">n</text:span><text:span text:style-name="T2">=</text:span><text:span text:style-name="T4">sc</text:span><text:span text:style-name="T2">.nextInt();</text:span></text:p>
      <text:p text:style-name="P1"><text:span text:style-name="T4">amt</text:span><text:span text:style-name="T2">=</text:span><text:span text:style-name="T4">p</text:span><text:span text:style-name="T2">*</text:span><text:span text:style-name="T4">n</text:span><text:span text:style-name="T2">+</text:span><text:span text:style-name="T4">p</text:span><text:span text:style-name="T2">*</text:span><text:span text:style-name="T4">n</text:span><text:span text:style-name="T2">*(</text:span><text:span text:style-name="T4">n</text:span><text:span text:style-name="T2">+1)/2*</text:span><text:span text:style-name="T4">r</text:span><text:span text:style-name="T2">/100*1/12; </text:span></text:p>
      <text:p text:style-name="P1"><text:span text:style-name="T2">System.</text:span><text:span text:style-name="T6">out</text:span><text:span text:style-name="T2">.</text:span><text:span text:style-name="T3">println</text:span><text:span text:style-name="T2">(</text:span><text:span text:style-name="T7">"Maturiy amt is:"</text:span><text:span text:style-name="T2">+</text:span><text:span text:style-name="T4">amt</text:span><text:span text:style-name="T2">);</text:span></text:p>
      <text:p text:style-name="P1"><text:span text:style-name="T1">break</text:span><text:span text:style-name="T2">;</text:span></text:p>
      <text:p text:style-name="P2">}</text:p>
      <text:p text:style-name="P2">}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5T11:22:57.154210629</meta:creation-date>
    <dc:date>2023-02-15T11:23:25.844547360</dc:date>
    <meta:editing-duration>PT31S</meta:editing-duration>
    <meta:editing-cycles>1</meta:editing-cycles>
    <meta:document-statistic meta:table-count="0" meta:image-count="0" meta:object-count="0" meta:page-count="1" meta:paragraph-count="29" meta:word-count="67" meta:character-count="647" meta:non-whitespace-character-count="608"/>
    <meta:generator>LibreOffice/6.0.7.3$Linux_X86_64 LibreOffice_project/00m0$Build-3</meta:generator>
  </office:meta>
</office:document-meta>
</file>